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02124" style:text-line-through-style="none" style:text-line-through-type="none" style:font-name="Times New Roman" fo:font-size="12pt" fo:font-style="normal" style:text-underline-style="none" fo:font-weight="bold" style:text-blinking="false" fo:background-color="#ffffff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font-name="Times New Roman" fo:font-size="24pt" fo:font-style="normal" style:text-underline-style="solid" style:text-underline-width="auto" style:text-underline-color="font-color" fo:font-weight="bold" officeooo:paragraph-rsid="00014662" fo:background-color="transparent"/>
    </style:style>
    <style:style style:name="P3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</style:style>
    <style:style style:name="P4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202124" style:text-line-through-style="none" style:text-line-through-type="none" style:font-name="Times New Roman" fo:font-size="12pt" fo:font-style="normal" style:text-underline-style="none" fo:font-weight="bold" style:text-blinking="false" fo:background-color="#ffffff"/>
    </style:style>
    <style:style style:name="P5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</style:style>
    <style:style style:name="P6" style:family="paragraph" style:parent-style-name="Heading_20_3" style:list-style-name="L1">
      <style:paragraph-properties fo:margin-top="0cm" fo:margin-bottom="0cm" style:contextual-spacing="false" fo:line-height="138%" fo:text-align="justify" style:justify-single-word="false" fo:background-color="#f3fdfe" style:writing-mode="lr-tb">
        <style:background-image/>
      </style:paragraph-properties>
    </style:style>
    <style:style style:name="P7" style:family="paragraph" style:parent-style-name="Heading_20_3" style:list-style-name="L1">
      <style:paragraph-properties fo:margin-top="0cm" fo:margin-bottom="0cm" style:contextual-spacing="false" fo:line-height="138%" fo:text-align="justify" style:justify-single-word="false" fo:background-color="#f3fdfe" style:writing-mode="lr-tb">
        <style:background-image/>
      </style:paragraph-properties>
      <style:text-properties officeooo:paragraph-rsid="00014662"/>
    </style:style>
    <style:style style:name="P8" style:family="paragraph" style:parent-style-name="Heading_20_3" style:list-style-name="L2">
      <style:paragraph-properties fo:margin-top="0cm" fo:margin-bottom="0cm" style:contextual-spacing="false" fo:line-height="138%" fo:text-align="justify" style:justify-single-word="false" fo:background-color="#f3fdfe" style:writing-mode="lr-tb">
        <style:background-image/>
      </style:paragraph-properties>
    </style:style>
    <style:style style:name="P9" style:family="paragraph" style:parent-style-name="Heading_20_3" style:list-style-name="L1">
      <style:paragraph-properties fo:margin-top="0cm" fo:margin-bottom="0cm" style:contextual-spacing="false" fo:line-height="138%" fo:background-color="#f3fdfe" style:writing-mode="lr-tb">
        <style:background-image/>
      </style:paragraph-properties>
    </style:style>
    <style:style style:name="P10" style:family="paragraph" style:parent-style-name="Heading_20_3" style:list-style-name="L3">
      <style:paragraph-properties fo:margin-top="0cm" fo:margin-bottom="0cm" style:contextual-spacing="false" fo:line-height="138%" fo:background-color="#f3fdfe" style:writing-mode="lr-tb">
        <style:background-image/>
      </style:paragraph-properties>
    </style:style>
    <style:style style:name="P11" style:family="paragraph" style:parent-style-name="Heading_20_3" style:list-style-name="L1">
      <style:paragraph-properties fo:margin-top="0cm" fo:margin-bottom="0.212cm" style:contextual-spacing="false" fo:line-height="138%" fo:text-align="justify" style:justify-single-word="false" fo:background-color="#f3fdfe" style:writing-mode="lr-tb">
        <style:background-image/>
      </style:paragraph-properties>
      <style:text-properties fo:font-variant="normal" fo:text-transform="none" fo:color="#980000" style:text-line-through-style="none" style:text-line-through-type="none" style:font-name="Times New Roman" fo:font-size="11pt" fo:font-style="normal" style:text-underline-style="none" fo:font-weight="bold" style:text-blinking="false" fo:background-color="#f3fdfe"/>
    </style:style>
    <style:style style:name="P12" style:family="paragraph" style:parent-style-name="Heading_20_3" style:list-style-name="L2">
      <style:paragraph-properties fo:margin-top="0cm" fo:margin-bottom="0.212cm" style:contextual-spacing="false" fo:line-height="138%" fo:background-color="#f3fdfe" style:writing-mode="lr-tb">
        <style:background-image/>
      </style:paragraph-properties>
    </style:style>
    <style:style style:name="P13" style:family="paragraph" style:parent-style-name="Heading_20_3">
      <style:paragraph-properties fo:margin-left="2.54cm" fo:margin-right="0cm" fo:margin-top="0cm" fo:margin-bottom="0cm" style:contextual-spacing="false" fo:line-height="138%" fo:text-indent="0cm" style:auto-text-indent="false" fo:background-color="#ffffff" fo:padding="0cm" fo:border="none" style:writing-mode="lr-tb">
        <style:background-image/>
      </style:paragraph-properties>
    </style:style>
    <style:style style:name="P14" style:family="paragraph" style:parent-style-name="Heading_20_1" style:list-style-name="L3">
      <style:paragraph-properties fo:margin-top="0cm" fo:margin-bottom="0cm" style:contextual-spacing="false" fo:line-height="138%" fo:background-color="#fcfcfc" fo:padding="0cm" fo:border="none" style:writing-mode="lr-tb">
        <style:background-image/>
      </style:paragraph-properties>
    </style:style>
    <style:style style:name="T1" style:family="text">
      <style:text-properties fo:font-variant="normal" fo:text-transform="none" fo:color="#212121" style:text-line-through-style="none" style:text-line-through-type="none" style:font-name="Times New Roman" fo:font-size="11pt" fo:font-style="normal" style:text-underline-style="none" fo:font-weight="bold" style:text-blinking="false" fo:background-color="#f3fdfe" loext:char-shading-value="0"/>
    </style:style>
    <style:style style:name="T2" style:family="text">
      <style:text-properties fo:font-variant="normal" fo:text-transform="none" fo:color="#212121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212121" style:text-line-through-style="none" style:text-line-through-type="none" style:font-name="Times New Roman" fo:font-size="11pt" fo:font-style="normal" style:text-underline-style="none" fo:font-weight="normal" style:text-blinking="false" fo:background-color="#f3fdfe" loext:char-shading-value="0"/>
    </style:style>
    <style:style style:name="T4" style:family="text">
      <style:text-properties fo:font-variant="normal" fo:text-transform="none" fo:color="#212121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980000" style:text-line-through-style="none" style:text-line-through-type="none" style:font-name="Times New Roman" fo:font-size="11pt" fo:font-style="normal" style:text-underline-style="none" fo:font-weight="bold" style:text-blinking="false" fo:background-color="#f3fdfe" loext:char-shading-value="0"/>
    </style:style>
    <style:style style:name="T6" style:family="text">
      <style:text-properties fo:font-variant="normal" fo:text-transform="none" fo:color="#980000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980000" style:text-line-through-style="none" style:text-line-through-type="none" style:font-name="Times New Roman" fo:font-size="12pt" fo:font-style="normal" style:text-underline-style="none" fo:font-weight="bold" style:text-blinking="false" fo:background-color="#ffffff" loext:char-shading-value="0"/>
    </style:style>
    <style:style style:name="T8" style:family="text">
      <style:text-properties fo:font-variant="normal" fo:text-transform="none" fo:color="#980000" style:text-line-through-style="none" style:text-line-through-type="none" style:font-name="Times New Roman" fo:font-size="13.5pt" fo:font-style="normal" style:text-underline-style="none" fo:font-weight="bold" style:text-blinking="false" fo:background-color="#f3fdfe" loext:char-shading-value="0"/>
    </style:style>
    <style:style style:name="T9" style:family="text">
      <style:text-properties fo:font-variant="normal" fo:text-transform="none" fo:color="#1155cc" style:text-line-through-style="none" style:text-line-through-type="none" style:font-name="Times New Roman" fo:font-size="13.5pt" fo:font-style="normal" style:text-underline-style="solid" style:text-underline-width="auto" style:text-underline-color="font-color" fo:font-weight="normal" style:text-blinking="false" fo:background-color="#f3fdfe" loext:char-shading-value="0"/>
    </style:style>
    <style:style style:name="T10" style:family="text">
      <style:text-properties fo:font-variant="normal" fo:text-transform="none" fo:color="#1155cc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1155cc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#f3fdfe" loext:char-shading-value="0"/>
    </style:style>
    <style:style style:name="T12" style:family="text">
      <style:text-properties fo:font-variant="normal" fo:text-transform="none" fo:color="#1155cc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13" style:family="text">
      <style:text-properties fo:font-variant="normal" fo:text-transform="none" fo:color="#1155cc" style:text-line-through-style="none" style:text-line-through-type="none" style:font-name="Times New Roman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02124" style:text-line-through-style="none" style:text-line-through-type="none" style:font-name="Times New Roman" fo:font-size="12pt" fo:font-style="normal" style:text-underline-style="solid" style:text-underline-width="auto" style:text-underline-color="font-color" fo:font-weight="bold" style:text-blinking="false" fo:background-color="#ffffff" loext:char-shading-value="0"/>
    </style:style>
    <style:style style:name="T15" style:family="text">
      <style:text-properties fo:font-variant="normal" fo:text-transform="none" fo:color="#757575" style:text-line-through-style="none" style:text-line-through-type="none" style:font-name="Times New Roman" fo:font-size="13.5pt" fo:font-style="normal" style:text-underline-style="none" fo:font-weight="normal" style:text-blinking="false" fo:background-color="#f3fdfe" loext:char-shading-value="0"/>
    </style:style>
    <style:style style:name="T16" style:family="text">
      <style:text-properties fo:font-variant="normal" fo:text-transform="none" fo:color="#757575" style:text-line-through-style="none" style:text-line-through-type="none" style:font-name="Times New Roman" fo:font-size="13.5pt" fo:font-style="normal" style:text-underline-style="none" fo:font-weight="bold" style:text-blinking="false" fo:background-color="#f3fdfe" loext:char-shading-value="0"/>
    </style:style>
    <style:style style:name="T17" style:family="text">
      <style:text-properties fo:font-variant="normal" fo:text-transform="none" fo:color="#434343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0673aad6-7fff-ed8a-0bbc-33792ef65c12"/>Audio links</text:p>
      <text:list xml:id="list8763864398473227155" text:style-name="L1">
        <text:list-item>
          <text:list>
            <text:list-item>
              <text:list>
                <text:list-item>
                  <text:h text:style-name="P7" text:outline-level="3"><text:span text:style-name="T1">Android Audio Tutorial [Part One] : </text:span><text:span text:style-name="T5">Introduction</text:span><text:span text:style-name="T3"><text:line-break/></text:span><text:a xlink:type="simple" xlink:href="http://strayinsights.blogspot.com/2018/05/android-audio-tutorial-part-one.html"><text:span text:style-name="T9">http://strayinsights.blogspot.com/2018/05/android-audio-tutorial-part-one.html</text:span></text:a></text:h>
                </text:list-item>
                <text:list-item>
                  <text:h text:style-name="P9" text:outline-level="3"><text:span text:style-name="T2">Android Audio Tutorial [Part Two] : </text:span><text:span text:style-name="T6">Android Audio Architecture</text:span><text:span text:style-name="T4"><text:line-break/></text:span><text:a xlink:type="simple" xlink:href="http://strayinsights.blogspot.com/2018/05/android-audio-tutorial-part-two-android.html"><text:span text:style-name="T10">http://strayinsights.blogspot.com/2018/05/android-audio-tutorial-part-two-android.html</text:span></text:a></text:h>
                </text:list-item>
              </text:list>
            </text:list-item>
          </text:list>
        </text:list-item>
        <text:list-item>
          <text:p text:style-name="P3"><text:span text:style-name="T7">Audio flinger:</text:span><text:span text:style-name="T14"><text:line-break/></text:span><text:a xlink:type="simple" xlink:href="http://strayinsights.blogspot.com/2018/05/android-audio-tutorial-part-three.html"><text:span text:style-name="T12">http://strayinsights.blogspot.com/2018/05/android-audio-tutorial-part-three.html</text:span></text:a></text:p>
          <text:list>
            <text:list-item>
              <text:list>
                <text:list-item>
                  <text:h text:style-name="P6" text:outline-level="3"><text:a xlink:type="simple" xlink:href="http://strayinsights.blogspot.com/2018/05/android-audio-tutorial-part-six.html"><text:span text:style-name="T5">AudioPolicyService</text:span></text:a><text:span text:style-name="T15">:<text:line-break/></text:span><text:a xlink:type="simple" xlink:href="http://strayinsights.blogspot.com/2018/05/android-audio-tutorial-part-six.html"><text:span text:style-name="T9">http://strayinsights.blogspot.com/2018/05/android-audio-tutorial-part-six.html</text:span></text:a></text:h>
                </text:list-item>
                <text:list-item>
                  <text:h text:style-name="P6" text:outline-level="3"><text:span text:style-name="T1">Android Treble Architecture: Part 3 - </text:span><text:span text:style-name="T5">Changes for Treble[</text:span><text:span text:style-name="T1">Binder &amp; ServiceManager]</text:span><text:span text:style-name="T3"><text:line-break/></text:span><text:a xlink:type="simple" xlink:href="http://strayinsights.blogspot.com/2018/07/android-treble-architecture-part-3.html"><text:span text:style-name="T11">http://strayinsights.blogspot.com/2018/07/android-treble-architecture-part-3.html</text:span></text:a></text:h>
                </text:list-item>
                <text:list-item>
                  <text:h text:style-name="P11" text:outline-level="3">AudioMixer</text:h>
                </text:list-item>
              </text:list>
            </text:list-item>
          </text:list>
        </text:list-item>
      </text:list>
      <text:p text:style-name="P5"><text:a xlink:type="simple" xlink:href="http://strayinsights.blogspot.com/2018/05/android-audio-tutorial-part-five.html"><text:span text:style-name="T10">http://strayinsights.blogspot.com/2018/05/android-audio-tutorial-part-five.html</text:span></text:a></text:p>
      <text:list xml:id="list4995788662398435694" text:style-name="L2">
        <text:list-item>
          <text:list>
            <text:list-item>
              <text:list>
                <text:list-item>
                  <text:h text:style-name="P8" text:outline-level="3"><text:soft-page-break/><text:span text:style-name="T5">PlaybackThread</text:span><text:span text:style-name="T3"><text:line-break/></text:span><text:a xlink:type="simple" xlink:href="http://strayinsights.blogspot.com/2018/05/android-audio-tutorial-part-four.html"><text:span text:style-name="T11">http://strayinsights.blogspot.com/2018/05/android-audio-tutorial-part-four.html</text:span></text:a></text:h>
                </text:list-item>
                <text:list-item>
                  <text:h text:style-name="P12" text:outline-level="3"><text:span text:style-name="T8">All audio kernel txt documents.</text:span><text:span text:style-name="T15"><text:line-break/></text:span><text:a xlink:type="simple" xlink:href="https://android.googlesource.com/kernel/msm/+/android-5.1.0_r0.6/Documentation/sound/alsa/soc"><text:span text:style-name="T9">https://android.googlesource.com/kernel/msm/+/android-5.1.0_r0.6/Documentation/sound/alsa/soc</text:span></text:a><text:a xlink:type="simple" xlink:href="https://android.googlesource.com/kernel/msm/+/android-5.1.0_r0.6/Documentation/sound/alsa/soc"><text:span text:style-name="T17"><text:line-break/></text:span></text:a><text:a xlink:type="simple" xlink:href="https://android.googlesource.com/kernel/msm/+/android-5.1.0_r0.6/Documentation/sound/alsa/soc/DAI.txt"><text:span text:style-name="T13">DAI.txt</text:span></text:a></text:h>
                </text:list-item>
              </text:list>
            </text:list-item>
          </text:list>
        </text:list-item>
      </text:list>
      <text:h text:style-name="P13" text:outline-level="3"><text:a xlink:type="simple" xlink:href="https://android.googlesource.com/kernel/msm/+/android-5.1.0_r0.6/Documentation/sound/alsa/soc/clocking.txt"><text:span text:style-name="T13">clocking.txt</text:span></text:a></text:h>
      <text:h text:style-name="P13" text:outline-level="3"><text:a xlink:type="simple" xlink:href="https://android.googlesource.com/kernel/msm/+/android-5.1.0_r0.6/Documentation/sound/alsa/soc/codec.txt"><text:span text:style-name="T13">codec.txt</text:span></text:a></text:h>
      <text:h text:style-name="P13" text:outline-level="3"><text:a xlink:type="simple" xlink:href="https://android.googlesource.com/kernel/msm/+/android-5.1.0_r0.6/Documentation/sound/alsa/soc/dapm.txt"><text:span text:style-name="T13">dapm.txt</text:span></text:a></text:h>
      <text:h text:style-name="P13" text:outline-level="3"><text:a xlink:type="simple" xlink:href="https://android.googlesource.com/kernel/msm/+/android-5.1.0_r0.6/Documentation/sound/alsa/soc/jack.txt"><text:span text:style-name="T13">jack.txt</text:span></text:a></text:h>
      <text:h text:style-name="P13" text:outline-level="3"><text:a xlink:type="simple" xlink:href="https://android.googlesource.com/kernel/msm/+/android-5.1.0_r0.6/Documentation/sound/alsa/soc/machine.txt"><text:span text:style-name="T13">machine.txt</text:span></text:a></text:h>
      <text:h text:style-name="P13" text:outline-level="3"><text:a xlink:type="simple" xlink:href="https://android.googlesource.com/kernel/msm/+/android-5.1.0_r0.6/Documentation/sound/alsa/soc/overview.txt"><text:span text:style-name="T13">overview.txt</text:span></text:a></text:h>
      <text:h text:style-name="P13" text:outline-level="3"><text:a xlink:type="simple" xlink:href="https://android.googlesource.com/kernel/msm/+/android-5.1.0_r0.6/Documentation/sound/alsa/soc/platform.txt"><text:span text:style-name="T13">platform.txt</text:span></text:a></text:h>
      <text:h text:style-name="P13" text:outline-level="3"><text:a xlink:type="simple" xlink:href="https://android.googlesource.com/kernel/msm/+/android-5.1.0_r0.6/Documentation/sound/alsa/soc/pops_clicks.txt"><text:span text:style-name="T13">Pops_clicks.txt</text:span></text:a></text:h>
      <text:list xml:id="list823572545998359075" text:style-name="L3">
        <text:list-item>
          <text:list>
            <text:list-item>
              <text:list>
                <text:list-item>
                  <text:h text:style-name="P10" text:outline-level="3"><text:span text:style-name="T8">DAPM</text:span><text:span text:style-name="T16">:</text:span><text:span text:style-name="T15"><text:line-break/></text:span><text:a xlink:type="simple" xlink:href="https://android.googlesource.com/kernel/msm/+/android-5.1.0_r0.6/Documentation/sound/alsa/soc/dapm.txt"><text:span text:style-name="T9">https://android.googlesource.com/kernel/msm/+/android-5.1.0_r0.6/Documentation/sound/alsa/soc/dapm.txt</text:span></text:a></text:h>
                </text:list-item>
                <text:list-item>
                  <text:h text:style-name="P10" text:outline-level="3"><text:span text:style-name="T8">ALSA</text:span><text:span text:style-name="T15"><text:line-break/></text:span><text:a xlink:type="simple" xlink:href="http://www.volkerschatz.com/noise/alsa.html"><text:span text:style-name="T9">http://www.volkerschatz.com/noise/alsa.html</text:span></text:a></text:h>
                </text:list-item>
              </text:list>
            </text:list-item>
          </text:list>
        </text:list-item>
        <text:list-item>
          <text:h text:style-name="P14" text:outline-level="1"><text:span text:style-name="T6">Linux Sound Subsystem Documentation</text:span><text:span text:style-name="T18"><text:line-break/></text:span><text:a xlink:type="simple" xlink:href="https://www.kernel.org/doc/html/latest/sound/index.html"><text:span text:style-name="T11">https://www.kernel.org/doc/html/latest/sound/index.html</text:span></text:a></text:h>
        </text:list-item>
      </text:list>
      <text:p text:style-name="Text_20_body"><text:span text:style-name="T5">ALSA SoC Layer<text:line-break/></text:span><text:a xlink:type="simple" xlink:href="https://www.kernel.org/doc/html/latest/sound/soc/index.html"><text:span text:style-name="T9">https://www.kernel.org/doc/html/latest/sound/soc/index.html</text:span></text:a></text:p>
      <text:p text:style-name="Text_20_body"/>
      <text:p text:style-name="Text_20_body"/>
      <text:p text:style-name="P1"><text:bookmark text:name="docs-internal-guid-33cdf9f2-7fff-149b-22cf-44b77dd21ba0"/>Qualcomm nter qsns:</text:p>
      <text:list xml:id="list5150084265348333435" text:style-name="L4">
        <text:list-item>
          <text:p text:style-name="P4">Alsa architecture</text:p>
        </text:list-item>
        <text:list-item>
          <text:p text:style-name="P4">Most challenging bug</text:p>
        </text:list-item>
        <text:list-item>
          <text:p text:style-name="P4">Flinger -</text:p>
          <text:list>
            <text:list-item>
              <text:p text:style-name="P4">Audio mixing , multi steraming</text:p>
            </text:list-item>
            <text:list-item>
              <text:p text:style-name="P4">Audio sampling rate conversion in flinger</text:p>
            </text:list-item>
            <text:list-item>
              <text:p text:style-name="P4">Audio interface selection -&gt; primary devices, usb, bluetooth ….</text:p>
            </text:list-item>
            <text:list-item>
              <text:p text:style-name="P4">How audio will be sent to linger from decoder - ans:- using shared memory</text:p>
            </text:list-item>
            <text:list-item>
              <text:p text:style-name="P4">How use case wil be selected in fliner - ans;- by using audio policy manager file</text:p>
            </text:list-item>
            <text:list-item>
              <text:p text:style-name="P4">What details are mentioned in audio policy manager  file</text:p>
            </text:list-item>
          </text:list>
        </text:list-item>
        <text:list-item>
          <text:p text:style-name="P4">Hardware codec and software code differences.</text:p>
        </text:list-item>
        <text:list-item>
          <text:p text:style-name="P4"><text:soft-page-break/>which usecase wil use sw code and which  usecase wil use hw codec</text:p>
        </text:list-item>
        <text:list-item>
          <text:p text:style-name="P4">Buffer sizes of all usecases</text:p>
        </text:list-item>
        <text:list-item>
          <text:p text:style-name="P4">Echo cancellation in voice call</text:p>
        </text:list-item>
        <text:list-item>
          <text:p text:style-name="P4">How audio data will be sent to kernel from hal --- ans: platform driver will create the dma buffers</text:p>
        </text:list-item>
      </text:list>
      <text:p text:style-name="Text_20_body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23:06:33.288962244</meta:creation-date>
    <dc:date>2020-07-08T23:08:35.825443554</dc:date>
    <meta:editing-duration>P0D</meta:editing-duration>
    <meta:editing-cycles>1</meta:editing-cycles>
    <meta:document-statistic meta:table-count="0" meta:image-count="0" meta:object-count="0" meta:page-count="3" meta:paragraph-count="37" meta:word-count="211" meta:character-count="2095" meta:non-whitespace-character-count="1944"/>
    <meta:generator>LibreOffice/4.2.8.2$Linux_X86_64 LibreOffice_project/420m0$Build-2</meta:generator>
  </office:meta>
</office:document-meta>
</file>